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spreadsheet>
      <table:table table:name="Data">
        <table:table-row>
          <table:table-cell office:value-type="string">
            <text:p>Naam</text:p>
          </table:table-cell>
          <table:table-cell office:value-type="string">
            <text:p>Afdeling</text:p>
          </table:table-cell>
          <table:table-cell office:value-type="string">
            <text:p>Budget</text:p>
          </table:table-cell>
        </table:table-row>
        <table:table-row>
          <table:table-cell office:value-type="string">
            <text:p>Azra Brumleve</text:p>
          </table:table-cell>
          <table:table-cell office:value-type="string">
            <text:p>HR</text:p>
          </table:table-cell>
          <table:table-cell office:value-type="float" office:value="86933">
            <text:p>13046</text:p>
          </table:table-cell>
        </table:table-row>
        <table:table-row>
          <table:table-cell office:value-type="string">
            <text:p>Leah van 't Houteveen</text:p>
          </table:table-cell>
          <table:table-cell office:value-type="string">
            <text:p>Financiën</text:p>
          </table:table-cell>
          <table:table-cell office:value-type="float" office:value="14221">
            <text:p>28236</text:p>
          </table:table-cell>
        </table:table-row>
        <table:table-row>
          <table:table-cell office:value-type="string">
            <text:p>Iris Mens</text:p>
          </table:table-cell>
          <table:table-cell office:value-type="string">
            <text:p>ICT</text:p>
          </table:table-cell>
          <table:table-cell office:value-type="float" office:value="53286">
            <text:p>84473</text:p>
          </table:table-cell>
        </table:table-row>
        <table:table-row>
          <table:table-cell office:value-type="string">
            <text:p>Joost Reijers</text:p>
          </table:table-cell>
          <table:table-cell office:value-type="string">
            <text:p>Financiën</text:p>
          </table:table-cell>
          <table:table-cell office:value-type="float" office:value="89036">
            <text:p>89670</text:p>
          </table:table-cell>
        </table:table-row>
        <table:table-row>
          <table:table-cell office:value-type="string">
            <text:p>Femke Haengreve-Rijntjes</text:p>
          </table:table-cell>
          <table:table-cell office:value-type="string">
            <text:p>Financiën</text:p>
          </table:table-cell>
          <table:table-cell office:value-type="float" office:value="61234">
            <text:p>59980</text:p>
          </table:table-cell>
        </table:table-row>
        <table:table-row>
          <table:table-cell office:value-type="string">
            <text:p>Dion Schagen</text:p>
          </table:table-cell>
          <table:table-cell office:value-type="string">
            <text:p>ICT</text:p>
          </table:table-cell>
          <table:table-cell office:value-type="float" office:value="61201">
            <text:p>18350</text:p>
          </table:table-cell>
        </table:table-row>
        <table:table-row>
          <table:table-cell office:value-type="string">
            <text:p>Nout Rippey</text:p>
          </table:table-cell>
          <table:table-cell office:value-type="string">
            <text:p>Financiën</text:p>
          </table:table-cell>
          <table:table-cell office:value-type="float" office:value="60650">
            <text:p>34685</text:p>
          </table:table-cell>
        </table:table-row>
        <table:table-row>
          <table:table-cell office:value-type="string">
            <text:p>Matthijs van Eck-van den Henst</text:p>
          </table:table-cell>
          <table:table-cell office:value-type="string">
            <text:p>HR</text:p>
          </table:table-cell>
          <table:table-cell office:value-type="float" office:value="24239">
            <text:p>53101</text:p>
          </table:table-cell>
        </table:table-row>
        <table:table-row>
          <table:table-cell office:value-type="string">
            <text:p>Leah Merckx</text:p>
          </table:table-cell>
          <table:table-cell office:value-type="string">
            <text:p>Financiën</text:p>
          </table:table-cell>
          <table:table-cell office:value-type="float" office:value="69183">
            <text:p>93755</text:p>
          </table:table-cell>
        </table:table-row>
        <table:table-row>
          <table:table-cell office:value-type="string">
            <text:p>Lizzy de Keijzer</text:p>
          </table:table-cell>
          <table:table-cell office:value-type="string">
            <text:p>HR</text:p>
          </table:table-cell>
          <table:table-cell office:value-type="float" office:value="22221">
            <text:p>324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